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5ccb" officeooo:paragraph-rsid="00145ccb"/>
    </style:style>
    <style:style style:name="P2" style:family="paragraph" style:parent-style-name="Standard">
      <style:text-properties fo:font-size="10pt" officeooo:rsid="00145ccb" officeooo:paragraph-rsid="00145ccb" style:font-size-asian="10pt" style:font-size-complex="10pt"/>
    </style:style>
    <style:style style:name="P3" style:family="paragraph" style:parent-style-name="Standard">
      <style:text-properties fo:font-size="10pt" officeooo:rsid="00145ccb" officeooo:paragraph-rsid="0015c6be" style:font-size-asian="10pt" style:font-size-complex="10pt"/>
    </style:style>
    <style:style style:name="P4" style:family="paragraph" style:parent-style-name="Standard">
      <style:text-properties fo:font-size="10pt" officeooo:rsid="00156a85" officeooo:paragraph-rsid="00156a85" style:font-size-asian="10pt" style:font-size-complex="10pt"/>
    </style:style>
    <style:style style:name="P5" style:family="paragraph" style:parent-style-name="Standard">
      <style:text-properties fo:font-size="12pt" officeooo:rsid="00156a85" officeooo:paragraph-rsid="00156a85" style:font-size-asian="10.5pt" style:font-size-complex="12pt"/>
    </style:style>
    <style:style style:name="P6" style:family="paragraph" style:parent-style-name="Standard">
      <style:text-properties fo:font-size="12pt" officeooo:rsid="00156a85" officeooo:paragraph-rsid="0015c6be" style:font-size-asian="10.5pt" style:font-size-complex="12pt"/>
    </style:style>
    <style:style style:name="P7" style:family="paragraph" style:parent-style-name="Standard">
      <style:text-properties fo:font-size="12pt" officeooo:rsid="0015c6be" officeooo:paragraph-rsid="0015c6be" style:font-size-asian="10.5pt" style:font-size-complex="12pt"/>
    </style:style>
    <style:style style:name="P8" style:family="paragraph" style:parent-style-name="Standard">
      <style:text-properties fo:font-size="12pt" officeooo:rsid="00179948" officeooo:paragraph-rsid="00179948" style:font-size-asian="10.5pt" style:font-size-complex="12pt"/>
    </style:style>
    <style:style style:name="P9" style:family="paragraph" style:parent-style-name="Standard">
      <style:text-properties fo:font-size="12pt" officeooo:rsid="0015c6be" officeooo:paragraph-rsid="0015c6be" style:font-size-asian="10.5pt" style:font-size-complex="12pt"/>
    </style:style>
    <style:style style:name="P10" style:family="paragraph" style:parent-style-name="Standard">
      <style:text-properties fo:font-size="12pt" officeooo:rsid="0019554f" officeooo:paragraph-rsid="0019554f" style:font-size-asian="10.5pt" style:font-size-complex="12pt"/>
    </style:style>
    <style:style style:name="P11" style:family="paragraph" style:parent-style-name="Standard">
      <style:text-properties officeooo:rsid="00145ccb" officeooo:paragraph-rsid="00145ccb"/>
    </style:style>
    <style:style style:name="P12" style:family="paragraph" style:parent-style-name="Standard">
      <style:text-properties officeooo:rsid="0019d731" officeooo:paragraph-rsid="0019d731"/>
    </style:style>
    <style:style style:name="P13" style:family="paragraph" style:parent-style-name="Standard">
      <style:text-properties fo:font-size="10pt" officeooo:rsid="0019d731" officeooo:paragraph-rsid="0019d731" style:font-size-asian="10pt" style:font-size-complex="10pt"/>
    </style:style>
    <style:style style:name="T1" style:family="text">
      <style:text-properties officeooo:rsid="00145ccb"/>
    </style:style>
    <style:style style:name="T2" style:family="text">
      <style:text-properties officeooo:rsid="0015c6be"/>
    </style:style>
    <style:style style:name="T3" style:family="text">
      <style:text-properties officeooo:rsid="0019d7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J Guillaume</text:p>
      <text:p text:style-name="P1">Honor Code: This work is mine unless otherwise cited.</text:p>
      <text:p text:style-name="P1"/>
      <text:p text:style-name="P1">6A. <text:s/><text:span text:style-name="T3">This part can be viewed in guillaumelab1capture#2.pcapng. <text:s/></text:span></text:p>
      <text:p text:style-name="P12">Packet Numbers: 1, 2, 3</text:p>
      <text:p text:style-name="P13">1<text:tab/>0.000000000<text:tab/>141.195.226.103<text:tab/>40276<text:tab/>141.195.226.102<text:tab/>ssh<text:tab/>TCP<text:tab/>74<text:tab/>40276 &gt; ssh [SYN] Seq=0 Win=29200 Len=0 MSS=1460 SACK_PERM=1 TSval=74644241 TSecr=0 WS=128</text:p>
      <text:p text:style-name="P13">2<text:tab/>0.000262000<text:tab/>141.195.226.102<text:tab/>ssh<text:tab/>141.195.226.103<text:tab/>40276<text:tab/>TCP<text:tab/>74<text:tab/>ssh &gt; 40276 [SYN, ACK] Seq=0 Ack=1 Win=28960 Len=0 MSS=1460 SACK_PERM=1 TSval=287748521 TSecr=74644241 WS=128</text:p>
      <text:p text:style-name="P13">3<text:tab/>0.000288000<text:tab/>141.195.226.103<text:tab/>40276<text:tab/>141.195.226.102<text:tab/>ssh<text:tab/>TCP<text:tab/>66<text:tab/>40276 &gt; ssh [ACK] Seq=1 Ack=1 Win=29312 Len=0 TSval=74644241 TSecr=287748521</text:p>
      <text:p text:style-name="P2"/>
      <text:p text:style-name="P5">6B. <text:s/>Packet Numbers: 1187, 1188, 1189, 1190</text:p>
      <text:p text:style-name="P4">1187<text:tab/>317.854774000<text:tab/>141.195.226.130<text:tab/>44932<text:tab/>141.195.226.127<text:tab/>ssh<text:tab/>TCP<text:tab/>66<text:tab/>44932 &gt; ssh [FIN, ACK] Seq=9760 Ack=9992 Win=41216 Len=0 TSval=37950141 TSecr=196013434</text:p>
      <text:p text:style-name="P4">1188<text:tab/>317.854904000<text:tab/>141.195.226.127<text:tab/>ssh<text:tab/>141.195.226.130<text:tab/>44932<text:tab/>TCP<text:tab/>66<text:tab/>ssh &gt; 44932 [ACK] Seq=9992 Ack=9761 Win=41600 Len=0 TSval=196013434 TSecr=37950141</text:p>
      <text:p text:style-name="P4">1189<text:tab/>317.861201000<text:tab/>141.195.226.127<text:tab/>ssh<text:tab/>141.195.226.130<text:tab/>44932<text:tab/>TCP<text:tab/>66<text:tab/>ssh &gt; 44932 [FIN, ACK] Seq=9992 Ack=9761 Win=41600 Len=0 TSval=196013436 TSecr=37950141</text:p>
      <text:p text:style-name="P4">1190<text:tab/>317.861260000<text:tab/>141.195.226.130<text:tab/>44932<text:tab/>141.195.226.127<text:tab/>ssh<text:tab/>TCP<text:tab/>66<text:tab/>44932 &gt; ssh [ACK] Seq=9761 Ack=9993 Win=41216 Len=0 TSval=37950142 TSecr=196013436</text:p>
      <text:p text:style-name="P5"/>
      <text:p text:style-name="P6">6C. <text:s/><text:span text:style-name="T1">Packet Numbers: 4, 5, 6</text:span></text:p>
      <text:p text:style-name="P3">4<text:tab/>0.001986000<text:tab/>141.195.226.130<text:tab/>49841<text:tab/>141.195.226.127<text:tab/>italk<text:tab/>TCP<text:tab/>74<text:tab/>49841 &gt; italk [SYN] Seq=0 Win=29200 Len=0 MSS=1460 SACK_PERM=1 TSval=37870677 TSecr=0 WS=128</text:p>
      <text:p text:style-name="P3">5<text:tab/>0.002274000<text:tab/>141.195.226.127<text:tab/>italk<text:tab/>141.195.226.130<text:tab/>49841<text:tab/>TCP<text:tab/>74<text:tab/>italk &gt; 49841 [SYN, ACK] Seq=0 Ack=1 Win=28960 Len=0 MSS=1460 SACK_PERM=1 TSval=195933971 TSecr=37870677 WS=128</text:p>
      <text:p text:style-name="P3">6<text:tab/>0.002319000<text:tab/>141.195.226.130<text:tab/>49841<text:tab/>141.195.226.127<text:tab/>italk<text:tab/>TCP<text:tab/>66<text:tab/>49841 &gt; italk [ACK] Seq=1 Ack=1 Win=29312 Len=0 TSval=37870678 TSecr=195933971</text:p>
      <text:p text:style-name="P3"/>
      <text:p text:style-name="P7">6D. <text:s/><text:span text:style-name="T3">Packet Numbers: 1151, 1152, 1154, 1155</text:span></text:p>
      <text:p text:style-name="P13">1151<text:tab/>302.296657000<text:tab/>141.195.226.137<text:tab/>53600<text:tab/>141.195.226.130<text:tab/>ssh<text:tab/>TCP<text:tab/>66<text:tab/>53600 &gt; ssh [FIN, ACK] Seq=7144 Ack=7032 Win=41216 Len=0 TSval=196011804 TSecr=37946251</text:p>
      <text:p text:style-name="P13">1152<text:tab/>302.303450000<text:tab/>141.195.226.130<text:tab/>ssh<text:tab/>141.195.226.137<text:tab/>53600<text:tab/>TCP<text:tab/>66<text:tab/>ssh &gt; 53600 [FIN, ACK] Seq=7032 Ack=7145 Win=41600 Len=0 TSval=37946253 TSecr=196011804</text:p>
      <text:p text:style-name="P13">1154<text:tab/>306.715158000<text:tab/>141.195.226.130<text:tab/>italk<text:tab/>141.195.226.127<text:tab/>54399<text:tab/>TCP<text:tab/>66<text:tab/>italk &gt; 54399 [FIN, ACK] Seq=55 Ack=51 Win=29056 Len=0 TSval=37947356 TSecr=196004347</text:p>
      <text:p text:style-name="P13">1155<text:tab/>306.715430000<text:tab/>141.195.226.127<text:tab/>54399<text:tab/>141.195.226.130<text:tab/>italk<text:tab/>TCP<text:tab/>66<text:tab/>54399 &gt; italk [FIN, ACK] Seq=51 Ack=56 Win=29312 Len=0 TSval=196010649 TSecr=37947356</text:p>
      <text:p text:style-name="P7"/>
      <text:p text:style-name="P10">6E. <text:s/>There are no packets in the chat that sent in plaintext. <text:s/></text:p>
      <text:p text:style-name="P7"/>
      <text:p text:style-name="P8">Notes about Lab: </text:p>
      <text:p text:style-name="P8">first three packets should be the connection th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15:01:10.810802094</meta:creation-date>
    <dc:date>2016-02-01T21:18:01.938949088</dc:date>
    <meta:editing-duration>PT9M46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337" meta:character-count="2566" meta:non-whitespace-character-count="2243"/>
  </office:meta>
</office:document-meta>
</file>